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text-properties style:font-name="Ubuntu Mono" fo:font-size="9pt" style:font-size-asian="9pt" style:font-size-complex="9pt"/>
    </style:style>
    <style:style style:name="P2" style:family="paragraph" style:parent-style-name="Standard">
      <style:text-properties style:font-name="Ubuntu Mono" fo:font-size="9pt" fo:font-weight="bold" style:font-size-asian="9pt" style:font-weight-asian="bold" style:font-size-complex="9pt" style:font-weight-complex="bold"/>
    </style:style>
    <style:style style:name="P3" style:family="paragraph" style:parent-style-name="Standard">
      <style:paragraph-properties fo:break-before="page"/>
      <style:text-properties style:font-name="Ubuntu Mono" fo:font-size="9pt" style:font-size-asian="9pt" style:font-size-complex="9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nt(<text:span text:style-name="T1">"CS 3 Info"</text:span>)</text:p>
      <text:p text:style-name="P1"/>
      <text:p text:style-name="P1">print({</text:p>
      <text:p text:style-name="P2"><text:s text:c="2"/>"name": "Avery Nortonsmith",</text:p>
      <text:p text:style-name="P2"><text:s text:c="2"/>"email": "anortonsmith@germantownfriends.org",</text:p>
      <text:p text:style-name="P1">})</text:p>
      <text:p text:style-name="P1"/>
      <text:p text:style-name="P1">description = """</text:p>
      <text:p text:style-name="P2">This class will explore advanced topics and questions in software engineering and problem solving. How can we use algorithmic analysis to predict how our code will perform? How do we translate our intuitive understanding of an algorithm into code? When does using self-reference simplify our code and when does it make it more complex? How does a computer represent text, numbers, and directory structures internally?</text:p>
      <text:p text:style-name="P1">"""</text:p>
      <text:p text:style-name="P1"/>
      <text:p text:style-name="P1">print(description.replace("\n", " ").strip())</text:p>
      <text:p text:style-name="P1"/>
      <text:p text:style-name="P1">topics = [</text:p>
      <text:p text:style-name="P2"><text:s text:c="2"/>"Recursion",</text:p>
      <text:p text:style-name="P2"><text:s text:c="2"/>"Functional programming",</text:p>
      <text:p text:style-name="P2"><text:s text:c="2"/>"Algorithm design and analysis",</text:p>
      <text:p text:style-name="P2"><text:s text:c="2"/>"Dynamic programming"</text:p>
      <text:p text:style-name="P2"><text:s text:c="2"/>"Data structures",</text:p>
      <text:p text:style-name="P2"><text:s text:c="2"/>"Low-level programming",</text:p>
      <text:p text:style-name="P2"><text:s text:c="2"/>"Design principles",</text:p>
      <text:p text:style-name="P2"><text:s text:c="2"/>"Proving properties of systems",</text:p>
      <text:p text:style-name="P2"><text:s text:c="2"/>"Programming language internals",</text:p>
      <text:p text:style-name="P1">]</text:p>
      <text:p text:style-name="P1"/>
      <text:p text:style-name="P1">print("\n".join(f"• {topic}" for topic in topics))</text:p>
      <text:p text:style-name="P1"/>
      <text:p text:style-name="P1"># █████████████████████████████████</text:p>
      <text:p text:style-name="P1"># █▒█ <text:s text:c="4"/>█B█▒▒▒▒▒ <text:s text:c="3"/>█▒▒▒ <text:s text:c="5"/>█ █</text:p>
      <text:p text:style-name="P1"># █▒█ ███ █▒█▒███▒█████▒█▒█████ █ █</text:p>
      <text:p text:style-name="P1"># █▒█ █ █ █▒▒▒ <text:s/>█▒▒▒▒▒▒▒█▒█▒▒▒█ <text:s text:c="2"/>█</text:p>
      <text:p text:style-name="P1"># █▒█ █ █ ███████████ ███▒█▒█▒█████</text:p>
      <text:p text:style-name="P1"># █▒ <text:s/>█ █ <text:s text:c="4"/>█ <text:s text:c="4"/>█ █ █▒▒▒█▒▒▒▒▒█</text:p>
      <text:p text:style-name="P1"># █▒███ █████ █ ███ █ █ ███████ █▒█</text:p>
      <text:p text:style-name="P1"># █▒█▒▒▒▒▒█ █ █ █ █ █ <text:s text:c="6"/>█ █ █▒█</text:p>
      <text:p text:style-name="P1"># █▒█▒███▒█ █ █ █ █ █████████ ███▒█</text:p>
      <text:p text:style-name="P1"># █▒█▒▒▒█▒▒▒█ █ <text:s text:c="2"/>█ <text:s text:c="2"/>█ <text:s text:c="6"/>█▒▒▒█</text:p>
      <text:p text:style-name="P1"># █▒███▒███▒█ ███ ███ █ ███████▒█ █</text:p>
      <text:p text:style-name="P1"># █▒█▒▒▒█ █▒█ <text:s text:c="4"/>█ █ <text:s text:c="2"/>█▒▒▒█▒▒▒█ █</text:p>
      <text:p text:style-name="P1"># █▒█▒███ █▒███████ █████▒█▒█▒███ █</text:p>
      <text:p text:style-name="P1"># █▒█▒▒▒█ █▒▒▒▒▒▒▒█▒▒▒█▒▒▒█▒█▒█ █ █</text:p>
      <text:p text:style-name="P1"># █▒███▒█ ███████▒█▒█▒█▒███▒█▒█ █ █</text:p>
      <text:p text:style-name="P1"># █▒▒▒▒▒█ <text:s text:c="7"/>▒▒▒█▒▒▒█ <text:s/>▒▒▒█ <text:s text:c="2"/>█</text:p>
      <text:p text:style-name="P1"># █████████████████████████████████</text:p>
      <text:p text:style-name="P1"/>
      <text:p text:style-name="P1"/>
      <text:p text:style-name="P3">import os</text:p>
      <text:p text:style-name="P1">import time</text:p>
      <text:p text:style-name="P1"/>
      <text:p text:style-name="P1">maze = """</text:p>
      <text:p text:style-name="P1">█████████████████████████████████</text:p>
      <text:p text:style-name="P1">█A█ <text:s text:c="4"/>█B█ <text:s text:c="8"/>█ <text:s text:c="8"/>█ █</text:p>
      <text:p text:style-name="P1">█ █ ███ █ █ ███ █████ █ █████ █ █</text:p>
      <text:p text:style-name="P1">█ █ █ █ █ <text:s text:c="4"/>█ <text:s text:c="6"/>█ █ <text:s text:c="2"/>█ <text:s text:c="2"/>█</text:p>
      <text:p text:style-name="P1">█ █ █ █ ███████████ ███ █ █ █████</text:p>
      <text:p text:style-name="P1">█ <text:s text:c="2"/>█ █ <text:s text:c="4"/>█ <text:s text:c="4"/>█ █ █ <text:s text:c="2"/>█ <text:s text:c="4"/>█</text:p>
      <text:p text:style-name="P1">█ ███ █████ █ ███ █ █ ███████ █ █</text:p>
      <text:p text:style-name="P1">█ █ <text:s text:c="4"/>█ █ █ █ █ █ <text:s text:c="6"/>█ █ █ █</text:p>
      <text:p text:style-name="P1">█ █ ███ █ █ █ █ █ █████████ ███ █</text:p>
      <text:p text:style-name="P1">█ █ <text:s text:c="2"/>█ <text:s text:c="2"/>█ █ <text:s text:c="2"/>█ <text:s text:c="2"/>█ <text:s text:c="6"/>█ <text:s text:c="2"/>█</text:p>
      <text:p text:style-name="P1">█ ███ ███ █ ███ ███ █ ███████ █ █</text:p>
      <text:p text:style-name="P1">█ █ <text:s text:c="2"/>█ █ █ <text:s text:c="4"/>█ █ <text:s text:c="2"/>█ <text:s text:c="2"/>█ <text:s text:c="2"/>█ █</text:p>
      <text:p text:style-name="P1">█ █ ███ █ ███████ █████ █ █ ███ █</text:p>
      <text:p text:style-name="P1">█ █ <text:s text:c="2"/>█ █ <text:s text:c="6"/>█ <text:s text:c="2"/>█ <text:s text:c="2"/>█ █ █ █ █</text:p>
      <text:p text:style-name="P1">█ ███ █ ███████ █ █ █ ███ █ █ █ █</text:p>
      <text:p text:style-name="P1">█ <text:s text:c="4"/>█ <text:s text:c="10"/>█ <text:s text:c="2"/>█ <text:s text:c="4"/>█ <text:s text:c="2"/>█</text:p>
      <text:p text:style-name="P1">█████████████████████████████████</text:p>
      <text:p text:style-name="P1">"""</text:p>
      <text:p text:style-name="P1"/>
      <text:p text:style-name="P1">board = [list(row) for row in maze.strip().split("\n")]</text:p>
      <text:p text:style-name="P1"/>
      <text:p text:style-name="P1"/>
      <text:p text:style-name="P1">def update(r, c, symbol):</text:p>
      <text:p text:style-name="P1"><text:s text:c="4"/>board[r][c] = symbol</text:p>
      <text:p text:style-name="P1"><text:s text:c="4"/>os.system("clear")</text:p>
      <text:p text:style-name="P1"/>
      <text:p text:style-name="P1"><text:s text:c="4"/>print("\n".join("".join(row) for row in board))</text:p>
      <text:p text:style-name="P1"/>
      <text:p text:style-name="P1"><text:s text:c="4"/>time.sleep(0.05)</text:p>
      <text:p text:style-name="P1"/>
      <text:p text:style-name="P1"/>
      <text:p text:style-name="P1">def search(r, c):</text:p>
      <text:p text:style-name="P1"><text:s text:c="4"/>match board[r][c]:</text:p>
      <text:p text:style-name="P1"><text:s text:c="8"/>case "B":</text:p>
      <text:p text:style-name="P1"><text:s text:c="12"/>return True</text:p>
      <text:p text:style-name="P1"><text:s text:c="8"/>case "█" | "▒":</text:p>
      <text:p text:style-name="P1"><text:s text:c="12"/>return False</text:p>
      <text:p text:style-name="P1"/>
      <text:p text:style-name="P1"><text:s text:c="4"/>update(r, c, "▒")</text:p>
      <text:p text:style-name="P1"/>
      <text:p text:style-name="P1"><text:s text:c="4"/>if search(r - 1, c) or search(r, c + 1) or search(r + 1, c) or search(r, c - 1):</text:p>
      <text:p text:style-name="P1"><text:s text:c="8"/>return True</text:p>
      <text:p text:style-name="P1"/>
      <text:p text:style-name="P1"><text:s text:c="4"/>update(r, c, " ")</text:p>
      <text:p text:style-name="P1"><text:s text:c="4"/>return False</text:p>
      <text:p text:style-name="P1"/>
      <text:p text:style-name="P1"/>
      <text:p text:style-name="P1">search(1,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12:49:23.087919313</meta:creation-date>
    <dc:date>2025-09-25T13:04:10.006683955</dc:date>
    <meta:editing-duration>PT14M46S</meta:editing-duration>
    <meta:editing-cycles>3</meta:editing-cycles>
    <meta:generator>LibreOffice/24.8.3.2$Linux_X86_64 LibreOffice_project/480$Build-2</meta:generator>
    <meta:document-statistic meta:table-count="0" meta:image-count="0" meta:object-count="0" meta:page-count="2" meta:paragraph-count="77" meta:word-count="443" meta:character-count="2568" meta:non-whitespace-character-count="1918"/>
  </office:meta>
</office:document-meta>
</file>